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29mm"/>
    </style:style>
    <style:style style:name="co2" style:family="table-column">
      <style:table-column-properties fo:break-before="auto" style:column-width="22.8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95.92mm"/>
    </style:style>
    <style:style style:name="ro1" style:family="table-row">
      <style:table-row-properties style:row-height="12.91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4pt" fo:font-style="normal" fo:text-shadow="none" style:text-underline-style="none" fo:font-weight="bold" style:font-size-asian="14pt" style:font-style-asian="normal" style:font-weight-asian="bold" style:font-name-complex="Arial CE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italic" fo:text-shadow="none" style:text-underline-style="none" fo:font-weight="normal" style:font-size-asian="10pt" style:font-style-asian="italic" style:font-weight-asian="normal" style:font-name-complex="Arial CE" style:font-size-complex="10pt" style:font-style-complex="italic" style:font-weight-complex="normal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0" style:family="table-cell" style:parent-style-name="Default">
      <style:table-cell-properties fo:border-bottom="none" fo:background-color="#ffff99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name-complex="Arial CE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normal" style:font-size-asian="12pt" style:font-style-asian="normal" style:font-weight-asian="normal" style:font-name-complex="Arial CE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2c2c2c" style:text-outline="false" style:text-line-through-style="none" style:text-line-through-type="none" style:font-name="Ubuntu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Ubuntu" style:font-size-asian="12pt" style:language-asian="zh" style:country-asian="CN" style:font-style-asian="normal" style:font-weight-asian="normal" style:font-name-complex="Ubuntu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ff99" style:diagonal-bl-tr="none" style:diagonal-tl-br="none" fo:border-left="none" fo:padding="0.71mm" fo:border-right="0.74pt solid #000000" style:rotation-align="none" fo:border-top="0.74pt solid #000000"/>
    </style:style>
    <style:style style:name="ce18" style:family="table-cell" style:parent-style-name="Default">
      <style:table-cell-properties fo:border-bottom="0.74pt solid #000000" fo:background-color="#ffff99" style:diagonal-bl-tr="none" style:diagonal-tl-br="none" fo:border-left="none" fo:padding="0.71mm" fo:border-right="0.74pt solid #000000" style:rotation-align="none" fo:border-top="none"/>
    </style:style>
    <style:style style:name="gr1" style:family="graphic">
      <style:graphic-properties draw:stroke="solid" svg:stroke-width="0.26mm" svg:stroke-color="#3465a4" svg:stroke-opacity="100%" draw:stroke-linejoin="round" draw:fill="solid" draw:fill-color="#ffffff" draw:textarea-horizontal-align="justify" draw:textarea-vertical-align="top" draw:auto-grow-height="false" fo:min-height="43.16mm" fo:min-width="193.93mm" fo:padding-top="1mm" fo:padding-bottom="1mm" fo:padding-left="1mm" fo:padding-right="1m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family-complex="'Times New Roman'" style:font-family-generic-complex="roman" style:font-pitch-complex="variable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text-position="33% 58%" fo:font-family="'Times New Roman'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font-family-complex="'Times New Roman'" style:font-family-generic-complex="roman" style:font-pitch-complex="variable" style:font-size-complex="12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'Times New Roman'" style:font-family-generic="roman" style:font-pitch="variable" fo:font-size="12pt" fo:font-style="italic" fo:text-shadow="none" style:text-underline-style="none" fo:font-weight="bold" style:font-size-asian="12pt" style:font-style-asian="italic" style:font-weight-asian="bold" style:font-family-complex="'Times New Roman'" style:font-family-generic-complex="roman" style:font-pitch-complex="variable" style:font-size-complex="12pt" style:font-style-complex="italic" style:font-weight-complex="bold"/>
    </style:style>
    <style:style style:name="T5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position="33% 58%" style:text-outline="false" fo:font-style="normal" style:text-line-through-type="none" style:text-underline-style="none" style:text-underline-color="font-color" fo:font-weight="bold" fo:font-size="14pt" fo:text-shadow="none"/>
    </style:style>
    <style:style style:name="T6" style:family="text">
      <style:text-properties style:font-name="Arial CE" style:font-style-complex="normal" style:font-style-asian="normal" style:font-weight-complex="bold" style:font-weight-asian="bold" style:font-size-complex="14pt" style:font-size-asian="14pt" style:font-name-complex="Arial CE" style:use-window-font-color="true" style:text-outline="false" fo:font-style="normal" style:text-line-through-type="none" style:text-underline-style="none" style:text-underline-color="font-color" fo:font-weight="bold" fo:font-size="14pt" fo:text-shadow="none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rkusz1" table:style-name="ta1">
        <office:forms form:automatic-focus="false" form:apply-design-mode="false"/>
        <table:shapes>
          <draw:custom-shape draw:z-index="0" draw:name="Prostokąt 1" draw:style-name="gr1" draw:text-style-name="P2" svg:width="195.93mm" svg:height="45.16mm" svg:x="0mm" svg:y="70.89mm">
            <text:p text:style-name="P1"><text:span text:style-name="T1">W komórce </text:span><text:span text:style-name="T2">D4</text:span><text:span text:style-name="T1"> wstaw formułę obliczającą wyróżnik delta: </text:span><text:span text:style-name="T2">b</text:span><text:span text:style-name="T3">2</text:span><text:span text:style-name="T2"> – 4ac</text:span><text:span text:style-name="T1">.</text:span></text:p>
            <text:p text:style-name="P1"><text:span text:style-name="T1"/></text:p>
            <text:p text:style-name="P1"><text:span text:style-name="T1">W komórce </text:span><text:span text:style-name="T2">E6</text:span><text:span text:style-name="T1"> wstaw formułę, która w zależności od wartości współczynnika </text:span><text:span text:style-name="T4">a</text:span><text:span text:style-name="T1"> wyświetli tekst</text:span></text:p>
            <text:p text:style-name="P1"><text:span text:style-name="T1">"równanie nie jest kwadratowe" lub w zależności od wartości delty tekst "równanie nie ma rozwiązania",</text:span></text:p>
            <text:p text:style-name="P1"><text:span text:style-name="T1">"jeden pierwiastek rzeczywisty podwójny x1=x2", "dwa różne pierwiastki rzeczywiste".</text:span></text:p>
            <text:p text:style-name="P1"><text:span text:style-name="T1"/></text:p>
            <text:p text:style-name="P1"><text:span text:style-name="T1">W komórkach </text:span><text:span text:style-name="T2">E7</text:span><text:span text:style-name="T1"> i </text:span><text:span text:style-name="T2">E8</text:span><text:span text:style-name="T1"> wpisz formuły liczące pierwiastki równania.</text:span></text:p>
            <text:p text:style-name="P1"><text:span text:style-name="T1"/></text:p>
            <text:p text:style-name="P1"><text:span text:style-name="T1">Przetestuj działanie algorytmu dla współczynników: a = 2, b =3, c =1 oraz a = 1, b = 2, c = 1.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2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lgorytm rozwiązywania równania kwadratowego</text:p>
            <text:p>ax<text:span text:style-name="T5">2</text:span><text:span text:style-name="T6"> + bx + c = 0 </text:span></text:p>
          </table:table-cell>
          <table:covered-table-cell table:number-columns-repeated="4" table:style-name="ce1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elta</text:p>
          </table:table-cell>
          <table:table-cell table:style-name="ce6"/>
          <table:table-cell table:number-columns-repeated="1019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([.$B$4]*[.$B$4])-4*[.$A$4]*[.$C$4]" office:value-type="float" office:value="1" calcext:value-type="float">
            <text:p>1</text:p>
          </table:table-cell>
          <table:table-cell table:style-name="ce6"/>
          <table:table-cell table:number-columns-repeated="1019"/>
        </table:table-row>
        <table:table-row table:style-name="ro5">
          <table:table-cell table:style-name="ce5" table:number-columns-repeated="4"/>
          <table:table-cell table:style-name="ce13" office:value-type="string" calcext:value-type="string">
            <text:p>Rozwiązanie</text:p>
          </table:table-cell>
          <table:table-cell table:number-columns-repeated="1019"/>
        </table:table-row>
        <table:table-row table:style-name="ro4">
          <table:table-cell table:style-name="ce6" table:number-columns-repeated="3"/>
          <table:table-cell table:style-name="ce10"/>
          <table:table-cell table:style-name="ce14" table:formula="of:=IF([.$A$4]=0;&quot;równanie nie jest kwadratowe&quot;; IF([.$D$4]&lt;0;&quot;równanie nie ma rozwiązania&quot;;IF([.$D$4]=0;&quot;jeden pierwiastek rzeczywisty podwójny x1=x2&quot;;&quot;dwa różne pierwiastki rzeczywiste&quot;)))" office:value-type="string" office:string-value="dwa różne pierwiastki rzeczywiste" calcext:value-type="string">
            <text:p>dwa różne pierwiastki rzeczywiste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1" office:value-type="string" calcext:value-type="string">
            <text:p>x1=</text:p>
          </table:table-cell>
          <table:table-cell table:style-name="ce15" table:formula="of:=(-[.$B$4] + SQRT([.$D$4]))/(2*[.$A$4])" office:value-type="float" office:value="-0.5" calcext:value-type="float">
            <text:p>-0,5</text:p>
          </table:table-cell>
          <table:table-cell table:style-name="ce17"/>
          <table:table-cell table:number-columns-repeated="1018"/>
        </table:table-row>
        <table:table-row table:style-name="ro4">
          <table:table-cell table:style-name="ce6" table:number-columns-repeated="3"/>
          <table:table-cell table:style-name="ce12" office:value-type="string" calcext:value-type="string">
            <text:p>x2=</text:p>
          </table:table-cell>
          <table:table-cell table:style-name="ce16" table:formula="of:=(-[.$B$4] - SQRT([.$D$4]))/(2*[.$A$4])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<text:s/>- kolorem zielonym oznaczone są komórki, do których należy wpisać współczynniki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>
          <table:table-cell table:style-name="ce7" office:value-type="string" calcext:value-type="string">
            <text:p>- kolorem żółtym oznaczone są komórki zawierające formuły wyznaczające wyróżnik oraz rozwiązanie równania kwadratowego</text:p>
          </table:table-cell>
          <table:table-cell table:style-name="ce8"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Arial CE" svg:font-family="'Arial CE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E" fo:font-family="'Arial CE'" style:font-family-generic="swiss" style:font-pitch="variable" style:font-name-asian="Tahoma" style:font-family-asian="Tahoma" style:font-family-generic-asian="system" style:font-pitch-asian="variable" style:font-name-complex="Arial CE" style:font-family-complex="'Arial CE'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walczykowie</meta:initial-creator>
    <meta:creation-date>2003-03-03T23:04:05</meta:creation-date>
    <dc:date>2019-04-03T07:53:06.904301530</dc:date>
    <meta:print-date>2003-03-03T23:27:53</meta:print-date>
    <meta:editing-cycles>2</meta:editing-cycles>
    <meta:editing-duration>PT39S</meta:editing-duration>
    <meta:document-statistic meta:table-count="3" meta:cell-count="17" meta:object-count="1"/>
    <meta:generator>LibreOffice/6.0.7.3$Linux_X86_64 LibreOffice_project/00m0$Build-3</meta:generator>
  </office:meta>
</office:document-meta>
</file>